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.Block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lock.seek( long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lock.get( JEDirectory 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lock.put( JEDirectory 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lock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